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haco</text:p>
          </table:table-cell>
          <table:table-cell office:value-type="float" office:value="3.26932084309" calcext:value-type="float">
            <text:p>3.2693208431</text:p>
          </table:table-cell>
          <table:table-cell office:value-type="float" office:value="44.4311594203" calcext:value-type="float">
            <text:p>44.4311594203</text:p>
          </table:table-cell>
          <table:table-cell office:value-type="float" office:value="0.152173913043" calcext:value-type="float">
            <text:p>0.152173913</text:p>
          </table:table-cell>
          <table:table-cell office:value-type="float" office:value="4954.7826087" calcext:value-type="float">
            <text:p>4954.7826087</text:p>
          </table:table-cell>
          <table:table-cell office:value-type="float" office:value="0.561594202899" calcext:value-type="float">
            <text:p>0.5615942029</text:p>
          </table:table-cell>
        </table:table-row>
        <table:table-row table:style-name="ro1">
          <table:table-cell office:value-type="string" calcext:value-type="string">
            <text:p>RekSai</text:p>
          </table:table-cell>
          <table:table-cell office:value-type="float" office:value="3.18637172642" calcext:value-type="float">
            <text:p>3.1863717264</text:p>
          </table:table-cell>
          <table:table-cell office:value-type="float" office:value="61.5916831683" calcext:value-type="float">
            <text:p>61.5916831683</text:p>
          </table:table-cell>
          <table:table-cell office:value-type="float" office:value="0.125148514851" calcext:value-type="float">
            <text:p>0.1251485149</text:p>
          </table:table-cell>
          <table:table-cell office:value-type="float" office:value="5155.24079208" calcext:value-type="float">
            <text:p>5155.24079208</text:p>
          </table:table-cell>
          <table:table-cell office:value-type="float" office:value="0.537608867775" calcext:value-type="float">
            <text:p>0.5376088678</text:p>
          </table:table-cell>
        </table:table-row>
        <table:table-row table:style-name="ro1">
          <table:table-cell office:value-type="string" calcext:value-type="string">
            <text:p>Shyvana</text:p>
          </table:table-cell>
          <table:table-cell office:value-type="float" office:value="2.72061657033" calcext:value-type="float">
            <text:p>2.7206165703</text:p>
          </table:table-cell>
          <table:table-cell office:value-type="float" office:value="66.2345679012" calcext:value-type="float">
            <text:p>66.2345679012</text:p>
          </table:table-cell>
          <table:table-cell office:value-type="float" office:value="0.0586419753086" calcext:value-type="float">
            <text:p>0.0586419753</text:p>
          </table:table-cell>
          <table:table-cell office:value-type="float" office:value="5282.75925926" calcext:value-type="float">
            <text:p>5282.75925926</text:p>
          </table:table-cell>
          <table:table-cell office:value-type="float" office:value="0.533950617284" calcext:value-type="float">
            <text:p>0.5339506173</text:p>
          </table:table-cell>
        </table:table-row>
        <table:table-row table:style-name="ro1">
          <table:table-cell office:value-type="string" calcext:value-type="string">
            <text:p>Khazix</text:p>
          </table:table-cell>
          <table:table-cell office:value-type="float" office:value="3.01441275682" calcext:value-type="float">
            <text:p>3.0144127568</text:p>
          </table:table-cell>
          <table:table-cell office:value-type="float" office:value="49.2464454976" calcext:value-type="float">
            <text:p>49.2464454976</text:p>
          </table:table-cell>
          <table:table-cell office:value-type="float" office:value="0.177988414955" calcext:value-type="float">
            <text:p>0.177988415</text:p>
          </table:table-cell>
          <table:table-cell office:value-type="float" office:value="5130.51816746" calcext:value-type="float">
            <text:p>5130.51816746</text:p>
          </table:table-cell>
          <table:table-cell office:value-type="float" office:value="0.531052631579" calcext:value-type="float">
            <text:p>0.5310526316</text:p>
          </table:table-cell>
        </table:table-row>
        <table:table-row table:style-name="ro1">
          <table:table-cell office:value-type="string" calcext:value-type="string">
            <text:p>Kindred</text:p>
          </table:table-cell>
          <table:table-cell office:value-type="float" office:value="1.95324675325" calcext:value-type="float">
            <text:p>1.9532467533</text:p>
          </table:table-cell>
          <table:table-cell office:value-type="float" office:value="45.7810650888" calcext:value-type="float">
            <text:p>45.7810650888</text:p>
          </table:table-cell>
          <table:table-cell office:value-type="float" office:value="0.130177514793" calcext:value-type="float">
            <text:p>0.1301775148</text:p>
          </table:table-cell>
          <table:table-cell office:value-type="float" office:value="4818.23668639" calcext:value-type="float">
            <text:p>4818.23668639</text:p>
          </table:table-cell>
          <table:table-cell office:value-type="float" office:value="0.514792899408" calcext:value-type="float">
            <text:p>0.5147928994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.36629213483" calcext:value-type="float">
            <text:p>2.3662921348</text:p>
          </table:table-cell>
          <table:table-cell office:value-type="float" office:value="52.1554621849" calcext:value-type="float">
            <text:p>52.1554621849</text:p>
          </table:table-cell>
          <table:table-cell office:value-type="float" office:value="0.109243697479" calcext:value-type="float">
            <text:p>0.1092436975</text:p>
          </table:table-cell>
          <table:table-cell office:value-type="float" office:value="4878.47478992" calcext:value-type="float">
            <text:p>4878.47478992</text:p>
          </table:table-cell>
          <table:table-cell office:value-type="float" office:value="0.508403361345" calcext:value-type="float">
            <text:p>0.5084033613</text:p>
          </table:table-cell>
        </table:table-row>
        <table:table-row table:style-name="ro1">
          <table:table-cell office:value-type="string" calcext:value-type="string">
            <text:p>LeeSin</text:p>
          </table:table-cell>
          <table:table-cell office:value-type="float" office:value="2.79527947857" calcext:value-type="float">
            <text:p>2.7952794786</text:p>
          </table:table-cell>
          <table:table-cell office:value-type="float" office:value="49.8584686775" calcext:value-type="float">
            <text:p>49.8584686775</text:p>
          </table:table-cell>
          <table:table-cell office:value-type="float" office:value="0.188321732405" calcext:value-type="float">
            <text:p>0.1883217324</text:p>
          </table:table-cell>
          <table:table-cell office:value-type="float" office:value="5116.24729312" calcext:value-type="float">
            <text:p>5116.24729312</text:p>
          </table:table-cell>
          <table:table-cell office:value-type="float" office:value="0.507722007722" calcext:value-type="float">
            <text:p>0.5077220077</text:p>
          </table:table-cell>
        </table:table-row>
        <table:table-row table:style-name="ro1">
          <table:table-cell office:value-type="string" calcext:value-type="string">
            <text:p>Rammus</text:p>
          </table:table-cell>
          <table:table-cell office:value-type="float" office:value="3.04972375691" calcext:value-type="float">
            <text:p>3.0497237569</text:p>
          </table:table-cell>
          <table:table-cell office:value-type="float" office:value="41.0924369748" calcext:value-type="float">
            <text:p>41.0924369748</text:p>
          </table:table-cell>
          <table:table-cell office:value-type="float" office:value="0.100840336134" calcext:value-type="float">
            <text:p>0.1008403361</text:p>
          </table:table-cell>
          <table:table-cell office:value-type="float" office:value="4360.35294118" calcext:value-type="float">
            <text:p>4360.35294118</text:p>
          </table:table-cell>
          <table:table-cell office:value-type="float" office:value="0.504201680672" calcext:value-type="float">
            <text:p>0.5042016807</text:p>
          </table:table-cell>
        </table:table-row>
        <table:table-row table:style-name="ro1">
          <table:table-cell office:value-type="string" calcext:value-type="string">
            <text:p>Rengar</text:p>
          </table:table-cell>
          <table:table-cell office:value-type="float" office:value="2.52787663108" calcext:value-type="float">
            <text:p>2.5278766311</text:p>
          </table:table-cell>
          <table:table-cell office:value-type="float" office:value="63.1792336218" calcext:value-type="float">
            <text:p>63.1792336218</text:p>
          </table:table-cell>
          <table:table-cell office:value-type="float" office:value="0.161928306551" calcext:value-type="float">
            <text:p>0.1619283066</text:p>
          </table:table-cell>
          <table:table-cell office:value-type="float" office:value="5417.50185414" calcext:value-type="float">
            <text:p>5417.50185414</text:p>
          </table:table-cell>
          <table:table-cell office:value-type="float" office:value="0.503082614057" calcext:value-type="float">
            <text:p>0.5030826141</text:p>
          </table:table-cell>
        </table:table-row>
        <table:table-row table:style-name="ro1">
          <table:table-cell office:value-type="string" calcext:value-type="string">
            <text:p>Evelynn</text:p>
          </table:table-cell>
          <table:table-cell office:value-type="float" office:value="3.27151162791" calcext:value-type="float">
            <text:p>3.2715116279</text:p>
          </table:table-cell>
          <table:table-cell office:value-type="float" office:value="44.9060832444" calcext:value-type="float">
            <text:p>44.9060832444</text:p>
          </table:table-cell>
          <table:table-cell office:value-type="float" office:value="0.203842049093" calcext:value-type="float">
            <text:p>0.2038420491</text:p>
          </table:table-cell>
          <table:table-cell office:value-type="float" office:value="4965.05016009" calcext:value-type="float">
            <text:p>4965.05016009</text:p>
          </table:table-cell>
          <table:table-cell office:value-type="float" office:value="0.497331910352" calcext:value-type="float">
            <text:p>0.4973319104</text:p>
          </table:table-cell>
        </table:table-row>
        <table:table-row table:style-name="ro1">
          <table:table-cell office:value-type="string" calcext:value-type="string">
            <text:p>Ivern</text:p>
          </table:table-cell>
          <table:table-cell office:value-type="float" office:value="2.89463601533" calcext:value-type="float">
            <text:p>2.8946360153</text:p>
          </table:table-cell>
          <table:table-cell office:value-type="float" office:value="38.0344827586" calcext:value-type="float">
            <text:p>38.0344827586</text:p>
          </table:table-cell>
          <table:table-cell office:value-type="float" office:value="0.0407523510972" calcext:value-type="float">
            <text:p>0.0407523511</text:p>
          </table:table-cell>
          <table:table-cell office:value-type="float" office:value="4632.61128527" calcext:value-type="float">
            <text:p>4632.61128527</text:p>
          </table:table-cell>
          <table:table-cell office:value-type="float" office:value="0.496875" calcext:value-type="float">
            <text:p>0.496875</text:p>
          </table:table-cell>
        </table:table-row>
        <table:table-row table:style-name="ro1">
          <table:table-cell office:value-type="string" calcext:value-type="string">
            <text:p>Olaf</text:p>
          </table:table-cell>
          <table:table-cell office:value-type="float" office:value="2.70818505338" calcext:value-type="float">
            <text:p>2.7081850534</text:p>
          </table:table-cell>
          <table:table-cell office:value-type="float" office:value="54.9573770492" calcext:value-type="float">
            <text:p>54.9573770492</text:p>
          </table:table-cell>
          <table:table-cell office:value-type="float" office:value="0.131147540984" calcext:value-type="float">
            <text:p>0.131147541</text:p>
          </table:table-cell>
          <table:table-cell office:value-type="float" office:value="5123.15081967" calcext:value-type="float">
            <text:p>5123.15081967</text:p>
          </table:table-cell>
          <table:table-cell office:value-type="float" office:value="0.493464052288" calcext:value-type="float">
            <text:p>0.4934640523</text:p>
          </table:table-cell>
        </table:table-row>
        <table:table-row table:style-name="ro1">
          <table:table-cell office:value-type="string" calcext:value-type="string">
            <text:p>MasterYi</text:p>
          </table:table-cell>
          <table:table-cell office:value-type="float" office:value="2.16444444444" calcext:value-type="float">
            <text:p>2.1644444444</text:p>
          </table:table-cell>
          <table:table-cell office:value-type="float" office:value="53.75" calcext:value-type="float">
            <text:p>53.75</text:p>
          </table:table-cell>
          <table:table-cell office:value-type="float" office:value="0.133928571429" calcext:value-type="float">
            <text:p>0.1339285714</text:p>
          </table:table-cell>
          <table:table-cell office:value-type="float" office:value="5082.32142857" calcext:value-type="float">
            <text:p>5082.32142857</text:p>
          </table:table-cell>
          <table:table-cell office:value-type="float" office:value="0.486725663717" calcext:value-type="float">
            <text:p>0.4867256637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float" office:value="2.96467913971" calcext:value-type="float">
            <text:p>2.9646791397</text:p>
          </table:table-cell>
          <table:table-cell office:value-type="float" office:value="41.2093654564" calcext:value-type="float">
            <text:p>41.2093654564</text:p>
          </table:table-cell>
          <table:table-cell office:value-type="float" office:value="0.190023752969" calcext:value-type="float">
            <text:p>0.190023753</text:p>
          </table:table-cell>
          <table:table-cell office:value-type="float" office:value="5003.1652528" calcext:value-type="float">
            <text:p>5003.1652528</text:p>
          </table:table-cell>
          <table:table-cell office:value-type="float" office:value="0.486092265943" calcext:value-type="float">
            <text:p>0.4860922659</text:p>
          </table:table-cell>
        </table:table-row>
        <table:table-row table:style-name="ro1">
          <table:table-cell office:value-type="string" calcext:value-type="string">
            <text:p>Gragas</text:p>
          </table:table-cell>
          <table:table-cell office:value-type="float" office:value="2.60619469027" calcext:value-type="float">
            <text:p>2.6061946903</text:p>
          </table:table-cell>
          <table:table-cell office:value-type="float" office:value="49.4214285714" calcext:value-type="float">
            <text:p>49.4214285714</text:p>
          </table:table-cell>
          <table:table-cell office:value-type="float" office:value="0.107142857143" calcext:value-type="float">
            <text:p>0.1071428571</text:p>
          </table:table-cell>
          <table:table-cell office:value-type="float" office:value="4668.91428571" calcext:value-type="float">
            <text:p>4668.91428571</text:p>
          </table:table-cell>
          <table:table-cell office:value-type="float" office:value="0.478571428571" calcext:value-type="float">
            <text:p>0.4785714286</text:p>
          </table:table-cell>
        </table:table-row>
        <table:table-row table:style-name="ro1">
          <table:table-cell office:value-type="string" calcext:value-type="string">
            <text:p>Graves</text:p>
          </table:table-cell>
          <table:table-cell office:value-type="float" office:value="2.63748427673" calcext:value-type="float">
            <text:p>2.6374842767</text:p>
          </table:table-cell>
          <table:table-cell office:value-type="float" office:value="55.5578994614" calcext:value-type="float">
            <text:p>55.5578994614</text:p>
          </table:table-cell>
          <table:table-cell office:value-type="float" office:value="0.145870736086" calcext:value-type="float">
            <text:p>0.1458707361</text:p>
          </table:table-cell>
          <table:table-cell office:value-type="float" office:value="5211.67100539" calcext:value-type="float">
            <text:p>5211.67100539</text:p>
          </table:table-cell>
          <table:table-cell office:value-type="float" office:value="0.476916181085" calcext:value-type="float">
            <text:p>0.4769161811</text:p>
          </table:table-cell>
        </table:table-row>
        <table:table-row table:style-name="ro1">
          <table:table-cell office:value-type="string" calcext:value-type="string">
            <text:p>Zac</text:p>
          </table:table-cell>
          <table:table-cell office:value-type="float" office:value="3.1186440678" calcext:value-type="float">
            <text:p>3.1186440678</text:p>
          </table:table-cell>
          <table:table-cell office:value-type="float" office:value="50.5321637427" calcext:value-type="float">
            <text:p>50.5321637427</text:p>
          </table:table-cell>
          <table:table-cell office:value-type="float" office:value="0.0701754385965" calcext:value-type="float">
            <text:p>0.0701754386</text:p>
          </table:table-cell>
          <table:table-cell office:value-type="float" office:value="4591.81871345" calcext:value-type="float">
            <text:p>4591.81871345</text:p>
          </table:table-cell>
          <table:table-cell office:value-type="float" office:value="0.476744186047" calcext:value-type="float">
            <text:p>0.476744186</text:p>
          </table:table-cell>
        </table:table-row>
        <table:table-row table:style-name="ro1">
          <table:table-cell office:value-type="string" calcext:value-type="string">
            <text:p>Hecarim</text:p>
          </table:table-cell>
          <table:table-cell office:value-type="float" office:value="2.84203002144" calcext:value-type="float">
            <text:p>2.8420300214</text:p>
          </table:table-cell>
          <table:table-cell office:value-type="float" office:value="53.8084337349" calcext:value-type="float">
            <text:p>53.8084337349</text:p>
          </table:table-cell>
          <table:table-cell office:value-type="float" office:value="0.114457831325" calcext:value-type="float">
            <text:p>0.1144578313</text:p>
          </table:table-cell>
          <table:table-cell office:value-type="float" office:value="4909.70240964" calcext:value-type="float">
            <text:p>4909.70240964</text:p>
          </table:table-cell>
          <table:table-cell office:value-type="float" office:value="0.475903614458" calcext:value-type="float">
            <text:p>0.4759036145</text:p>
          </table:table-cell>
        </table:table-row>
        <table:table-row table:style-name="ro1">
          <table:table-cell office:value-type="string" calcext:value-type="string">
            <text:p>JarvanIV</text:p>
          </table:table-cell>
          <table:table-cell office:value-type="float" office:value="2.9604743083" calcext:value-type="float">
            <text:p>2.9604743083</text:p>
          </table:table-cell>
          <table:table-cell office:value-type="float" office:value="43.5419847328" calcext:value-type="float">
            <text:p>43.5419847328</text:p>
          </table:table-cell>
          <table:table-cell office:value-type="float" office:value="0.167938931298" calcext:value-type="float">
            <text:p>0.1679389313</text:p>
          </table:table-cell>
          <table:table-cell office:value-type="float" office:value="4784.07633588" calcext:value-type="float">
            <text:p>4784.07633588</text:p>
          </table:table-cell>
          <table:table-cell office:value-type="float" office:value="0.458015267176" calcext:value-type="float">
            <text:p>0.4580152672</text:p>
          </table:table-cell>
        </table:table-row>
        <table:table-row table:style-name="ro1">
          <table:table-cell office:value-type="string" calcext:value-type="string">
            <text:p>Nidalee</text:p>
          </table:table-cell>
          <table:table-cell office:value-type="float" office:value="2.41523341523" calcext:value-type="float">
            <text:p>2.4152334152</text:p>
          </table:table-cell>
          <table:table-cell office:value-type="float" office:value="62.3014827018" calcext:value-type="float">
            <text:p>62.3014827018</text:p>
          </table:table-cell>
          <table:table-cell office:value-type="float" office:value="0.164744645799" calcext:value-type="float">
            <text:p>0.1647446458</text:p>
          </table:table-cell>
          <table:table-cell office:value-type="float" office:value="5297.53047776" calcext:value-type="float">
            <text:p>5297.53047776</text:p>
          </table:table-cell>
          <table:table-cell office:value-type="float" office:value="0.434210526316" calcext:value-type="float">
            <text:p>0.4342105263</text:p>
          </table:table-cell>
        </table:table-row>
      </table:table>
      <table:named-expressions/>
      <table:database-ranges>
        <table:database-range table:name="__Anonymous_Sheet_DB__0" table:target-range-address="Sheet1.A1:Sheet1.F20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2:39:34.253284323</meta:creation-date>
    <dc:date>2016-12-15T12:42:44.540506095</dc:date>
    <meta:editing-duration>PT3M11S</meta:editing-duration>
    <meta:editing-cycles>1</meta:editing-cycles>
    <meta:document-statistic meta:table-count="1" meta:cell-count="120" meta:object-count="0"/>
    <meta:generator>LibreOffice/5.1.4.2$Linux_X86_64 LibreOffice_project/10m0$Build-2</meta:generator>
  </office:meta>
</office:document-meta>
</file>